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TableColumn3" style:family="table-column">
      <style:table-column-properties style:column-width="6.9118in"/>
    </style:style>
    <style:style style:name="Table2" style:family="table">
      <style:table-properties style:width="6.9118in" fo:margin-left="-0.0194in" table:align="left"/>
    </style:style>
    <style:style style:name="TableRow4" style:family="table-row">
      <style:table-row-properties style:min-row-height="2.3277in"/>
    </style:style>
    <style:style style:name="TableCell5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7" style:family="table-column">
      <style:table-column-properties style:column-width="2.5631in"/>
    </style:style>
    <style:style style:name="TableColumn8" style:family="table-column">
      <style:table-column-properties style:column-width="0.2888in"/>
    </style:style>
    <style:style style:name="TableColumn9" style:family="table-column">
      <style:table-column-properties style:column-width="0.2888in"/>
    </style:style>
    <style:style style:name="TableColumn10" style:family="table-column">
      <style:table-column-properties style:column-width="0.3145in"/>
    </style:style>
    <style:style style:name="TableColumn11" style:family="table-column">
      <style:table-column-properties style:column-width="0.2888in"/>
    </style:style>
    <style:style style:name="TableColumn12" style:family="table-column">
      <style:table-column-properties style:column-width="0.2888in"/>
    </style:style>
    <style:style style:name="TableColumn13" style:family="table-column">
      <style:table-column-properties style:column-width="0.2888in"/>
    </style:style>
    <style:style style:name="Table6" style:family="table">
      <style:table-properties style:width="4.3222in" fo:margin-left="0in" table:align="left"/>
    </style:style>
    <style:style style:name="TableRow14" style:family="table-row">
      <style:table-row-properties style:min-row-height="0.171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29" style:family="table-row">
      <style:table-row-properties style:min-row-height="0.171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44" style:family="table-row">
      <style:table-row-properties style:min-row-height="0.171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59" style:family="table-row">
      <style:table-row-properties style:min-row-height="0.164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74" style:family="table-row">
      <style:table-row-properties style:min-row-height="0.171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89" style:family="table-row">
      <style:table-row-properties style:min-row-height="0.346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0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0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06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olumn108" style:family="table-column">
      <style:table-column-properties style:column-width="6.9118in"/>
    </style:style>
    <style:style style:name="Table107" style:family="table">
      <style:table-properties style:width="6.9118in" fo:margin-left="-0.0194in" table:align="left"/>
    </style:style>
    <style:style style:name="TableRow109" style:family="table-row">
      <style:table-row-properties style:min-row-height="2.3277in"/>
    </style:style>
    <style:style style:name="TableCell110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112" style:family="table-column">
      <style:table-column-properties style:column-width="2.5631in"/>
    </style:style>
    <style:style style:name="TableColumn113" style:family="table-column">
      <style:table-column-properties style:column-width="0.2888in"/>
    </style:style>
    <style:style style:name="TableColumn114" style:family="table-column">
      <style:table-column-properties style:column-width="0.2888in"/>
    </style:style>
    <style:style style:name="TableColumn115" style:family="table-column">
      <style:table-column-properties style:column-width="0.3145in"/>
    </style:style>
    <style:style style:name="TableColumn116" style:family="table-column">
      <style:table-column-properties style:column-width="0.2888in"/>
    </style:style>
    <style:style style:name="TableColumn117" style:family="table-column">
      <style:table-column-properties style:column-width="0.2888in"/>
    </style:style>
    <style:style style:name="TableColumn118" style:family="table-column">
      <style:table-column-properties style:column-width="0.2888in"/>
    </style:style>
    <style:style style:name="Table111" style:family="table">
      <style:table-properties style:width="4.3222in" fo:margin-left="0in" table:align="left"/>
    </style:style>
    <style:style style:name="TableRow119" style:family="table-row">
      <style:table-row-properties style:min-row-height="0.171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134" style:family="table-row">
      <style:table-row-properties style:min-row-height="0.1715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149" style:family="table-row">
      <style:table-row-properties style:min-row-height="0.171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164" style:family="table-row">
      <style:table-row-properties style:min-row-height="0.164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179" style:family="table-row">
      <style:table-row-properties style:min-row-height="0.171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194" style:family="table-row">
      <style:table-row-properties style:min-row-height="0.346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0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1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olumn212" style:family="table-column">
      <style:table-column-properties style:column-width="6.9118in"/>
    </style:style>
    <style:style style:name="Table211" style:family="table">
      <style:table-properties style:width="6.9118in" fo:margin-left="-0.0194in" table:align="left"/>
    </style:style>
    <style:style style:name="TableRow213" style:family="table-row">
      <style:table-row-properties style:min-row-height="2.3277in"/>
    </style:style>
    <style:style style:name="TableCell214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216" style:family="table-column">
      <style:table-column-properties style:column-width="2.5631in"/>
    </style:style>
    <style:style style:name="TableColumn217" style:family="table-column">
      <style:table-column-properties style:column-width="0.2888in"/>
    </style:style>
    <style:style style:name="TableColumn218" style:family="table-column">
      <style:table-column-properties style:column-width="0.2888in"/>
    </style:style>
    <style:style style:name="TableColumn219" style:family="table-column">
      <style:table-column-properties style:column-width="0.3145in"/>
    </style:style>
    <style:style style:name="TableColumn220" style:family="table-column">
      <style:table-column-properties style:column-width="0.2888in"/>
    </style:style>
    <style:style style:name="TableColumn221" style:family="table-column">
      <style:table-column-properties style:column-width="0.2888in"/>
    </style:style>
    <style:style style:name="TableColumn222" style:family="table-column">
      <style:table-column-properties style:column-width="0.2888in"/>
    </style:style>
    <style:style style:name="Table215" style:family="table">
      <style:table-properties style:width="4.3222in" fo:margin-left="0in" table:align="left"/>
    </style:style>
    <style:style style:name="TableRow223" style:family="table-row">
      <style:table-row-properties style:min-row-height="0.171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238" style:family="table-row">
      <style:table-row-properties style:min-row-height="0.1715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253" style:family="table-row">
      <style:table-row-properties style:min-row-height="0.1715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268" style:family="table-row">
      <style:table-row-properties style:min-row-height="0.164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283" style:family="table-row">
      <style:table-row-properties style:min-row-height="0.171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298" style:family="table-row">
      <style:table-row-properties style:min-row-height="0.346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1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1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olumn316" style:family="table-column">
      <style:table-column-properties style:column-width="6.9118in"/>
    </style:style>
    <style:style style:name="Table315" style:family="table">
      <style:table-properties style:width="6.9118in" fo:margin-left="-0.0194in" table:align="left"/>
    </style:style>
    <style:style style:name="TableRow317" style:family="table-row">
      <style:table-row-properties style:min-row-height="2.3277in"/>
    </style:style>
    <style:style style:name="TableCell318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320" style:family="table-column">
      <style:table-column-properties style:column-width="2.5631in"/>
    </style:style>
    <style:style style:name="TableColumn321" style:family="table-column">
      <style:table-column-properties style:column-width="0.2888in"/>
    </style:style>
    <style:style style:name="TableColumn322" style:family="table-column">
      <style:table-column-properties style:column-width="0.2888in"/>
    </style:style>
    <style:style style:name="TableColumn323" style:family="table-column">
      <style:table-column-properties style:column-width="0.3145in"/>
    </style:style>
    <style:style style:name="TableColumn324" style:family="table-column">
      <style:table-column-properties style:column-width="0.2888in"/>
    </style:style>
    <style:style style:name="TableColumn325" style:family="table-column">
      <style:table-column-properties style:column-width="0.2888in"/>
    </style:style>
    <style:style style:name="TableColumn326" style:family="table-column">
      <style:table-column-properties style:column-width="0.2888in"/>
    </style:style>
    <style:style style:name="Table319" style:family="table">
      <style:table-properties style:width="4.3222in" fo:margin-left="0in" table:align="left"/>
    </style:style>
    <style:style style:name="TableRow327" style:family="table-row">
      <style:table-row-properties style:min-row-height="0.1715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342" style:family="table-row">
      <style:table-row-properties style:min-row-height="0.1715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357" style:family="table-row">
      <style:table-row-properties style:min-row-height="0.1715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372" style:family="table-row">
      <style:table-row-properties style:min-row-height="0.1645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387" style:family="table-row">
      <style:table-row-properties style:min-row-height="0.1715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402" style:family="table-row">
      <style:table-row-properties style:min-row-height="0.3465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1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1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olumn420" style:family="table-column">
      <style:table-column-properties style:column-width="6.9118in"/>
    </style:style>
    <style:style style:name="Table419" style:family="table">
      <style:table-properties style:width="6.9118in" fo:margin-left="-0.0194in" table:align="left"/>
    </style:style>
    <style:style style:name="TableRow421" style:family="table-row">
      <style:table-row-properties style:min-row-height="2.3277in"/>
    </style:style>
    <style:style style:name="TableCell422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424" style:family="table-column">
      <style:table-column-properties style:column-width="2.5631in"/>
    </style:style>
    <style:style style:name="TableColumn425" style:family="table-column">
      <style:table-column-properties style:column-width="0.2888in"/>
    </style:style>
    <style:style style:name="TableColumn426" style:family="table-column">
      <style:table-column-properties style:column-width="0.2888in"/>
    </style:style>
    <style:style style:name="TableColumn427" style:family="table-column">
      <style:table-column-properties style:column-width="0.3145in"/>
    </style:style>
    <style:style style:name="TableColumn428" style:family="table-column">
      <style:table-column-properties style:column-width="0.2888in"/>
    </style:style>
    <style:style style:name="TableColumn429" style:family="table-column">
      <style:table-column-properties style:column-width="0.2888in"/>
    </style:style>
    <style:style style:name="TableColumn430" style:family="table-column">
      <style:table-column-properties style:column-width="0.2888in"/>
    </style:style>
    <style:style style:name="Table423" style:family="table">
      <style:table-properties style:width="4.3222in" fo:margin-left="0in" table:align="left"/>
    </style:style>
    <style:style style:name="TableRow431" style:family="table-row">
      <style:table-row-properties style:min-row-height="0.1715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446" style:family="table-row">
      <style:table-row-properties style:min-row-height="0.1715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461" style:family="table-row">
      <style:table-row-properties style:min-row-height="0.1715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476" style:family="table-row">
      <style:table-row-properties style:min-row-height="0.1645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491" style:family="table-row">
      <style:table-row-properties style:min-row-height="0.1715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506" style:family="table-row">
      <style:table-row-properties style:min-row-height="0.3465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52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52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olumn524" style:family="table-column">
      <style:table-column-properties style:column-width="6.9118in"/>
    </style:style>
    <style:style style:name="Table523" style:family="table">
      <style:table-properties style:width="6.9118in" fo:margin-left="-0.0194in" table:align="left"/>
    </style:style>
    <style:style style:name="TableRow525" style:family="table-row">
      <style:table-row-properties style:min-row-height="2.3277in"/>
    </style:style>
    <style:style style:name="TableCell526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528" style:family="table-column">
      <style:table-column-properties style:column-width="2.5631in"/>
    </style:style>
    <style:style style:name="TableColumn529" style:family="table-column">
      <style:table-column-properties style:column-width="0.2888in"/>
    </style:style>
    <style:style style:name="TableColumn530" style:family="table-column">
      <style:table-column-properties style:column-width="0.2888in"/>
    </style:style>
    <style:style style:name="TableColumn531" style:family="table-column">
      <style:table-column-properties style:column-width="0.3145in"/>
    </style:style>
    <style:style style:name="TableColumn532" style:family="table-column">
      <style:table-column-properties style:column-width="0.2888in"/>
    </style:style>
    <style:style style:name="TableColumn533" style:family="table-column">
      <style:table-column-properties style:column-width="0.2888in"/>
    </style:style>
    <style:style style:name="TableColumn534" style:family="table-column">
      <style:table-column-properties style:column-width="0.2888in"/>
    </style:style>
    <style:style style:name="Table527" style:family="table">
      <style:table-properties style:width="4.3222in" fo:margin-left="0in" table:align="left"/>
    </style:style>
    <style:style style:name="TableRow535" style:family="table-row">
      <style:table-row-properties style:min-row-height="0.1715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550" style:family="table-row">
      <style:table-row-properties style:min-row-height="0.1715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565" style:family="table-row">
      <style:table-row-properties style:min-row-height="0.1715i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580" style:family="table-row">
      <style:table-row-properties style:min-row-height="0.1645in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595" style:family="table-row">
      <style:table-row-properties style:min-row-height="0.1715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610" style:family="table-row">
      <style:table-row-properties style:min-row-height="0.3465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62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62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olumn628" style:family="table-column">
      <style:table-column-properties style:column-width="6.9118in"/>
    </style:style>
    <style:style style:name="Table627" style:family="table">
      <style:table-properties style:width="6.9118in" fo:margin-left="-0.0194in" table:align="left"/>
    </style:style>
    <style:style style:name="TableRow629" style:family="table-row">
      <style:table-row-properties style:min-row-height="2.3277in"/>
    </style:style>
    <style:style style:name="TableCell630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632" style:family="table-column">
      <style:table-column-properties style:column-width="2.5631in"/>
    </style:style>
    <style:style style:name="TableColumn633" style:family="table-column">
      <style:table-column-properties style:column-width="0.2888in"/>
    </style:style>
    <style:style style:name="TableColumn634" style:family="table-column">
      <style:table-column-properties style:column-width="0.2888in"/>
    </style:style>
    <style:style style:name="TableColumn635" style:family="table-column">
      <style:table-column-properties style:column-width="0.3145in"/>
    </style:style>
    <style:style style:name="TableColumn636" style:family="table-column">
      <style:table-column-properties style:column-width="0.2888in"/>
    </style:style>
    <style:style style:name="TableColumn637" style:family="table-column">
      <style:table-column-properties style:column-width="0.2888in"/>
    </style:style>
    <style:style style:name="TableColumn638" style:family="table-column">
      <style:table-column-properties style:column-width="0.2888in"/>
    </style:style>
    <style:style style:name="Table631" style:family="table">
      <style:table-properties style:width="4.3222in" fo:margin-left="0in" table:align="left"/>
    </style:style>
    <style:style style:name="TableRow639" style:family="table-row">
      <style:table-row-properties style:min-row-height="0.1715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654" style:family="table-row">
      <style:table-row-properties style:min-row-height="0.1715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669" style:family="table-row">
      <style:table-row-properties style:min-row-height="0.1715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684" style:family="table-row">
      <style:table-row-properties style:min-row-height="0.1645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699" style:family="table-row">
      <style:table-row-properties style:min-row-height="0.1715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714" style:family="table-row">
      <style:table-row-properties style:min-row-height="0.3465in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72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73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olumn732" style:family="table-column">
      <style:table-column-properties style:column-width="6.9118in"/>
    </style:style>
    <style:style style:name="Table731" style:family="table">
      <style:table-properties style:width="6.9118in" fo:margin-left="-0.0194in" table:align="left"/>
    </style:style>
    <style:style style:name="TableRow733" style:family="table-row">
      <style:table-row-properties style:min-row-height="2.3277in"/>
    </style:style>
    <style:style style:name="TableCell734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olumn736" style:family="table-column">
      <style:table-column-properties style:column-width="2.5631in"/>
    </style:style>
    <style:style style:name="TableColumn737" style:family="table-column">
      <style:table-column-properties style:column-width="0.2888in"/>
    </style:style>
    <style:style style:name="TableColumn738" style:family="table-column">
      <style:table-column-properties style:column-width="0.2888in"/>
    </style:style>
    <style:style style:name="TableColumn739" style:family="table-column">
      <style:table-column-properties style:column-width="0.3145in"/>
    </style:style>
    <style:style style:name="TableColumn740" style:family="table-column">
      <style:table-column-properties style:column-width="0.2888in"/>
    </style:style>
    <style:style style:name="TableColumn741" style:family="table-column">
      <style:table-column-properties style:column-width="0.2888in"/>
    </style:style>
    <style:style style:name="TableColumn742" style:family="table-column">
      <style:table-column-properties style:column-width="0.2888in"/>
    </style:style>
    <style:style style:name="Table735" style:family="table">
      <style:table-properties style:width="4.3222in" fo:margin-left="0in" table:align="left"/>
    </style:style>
    <style:style style:name="TableRow743" style:family="table-row">
      <style:table-row-properties style:min-row-height="0.1715in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758" style:family="table-row">
      <style:table-row-properties style:min-row-height="0.1715in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773" style:family="table-row">
      <style:table-row-properties style:min-row-height="0.1715i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788" style:family="table-row">
      <style:table-row-properties style:min-row-height="0.1645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803" style:family="table-row">
      <style:table-row-properties style:min-row-height="0.1715in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818" style:family="table-row">
      <style:table-row-properties style:min-row-height="0.3465i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83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83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Avkrysningsskjema<text:s/>for betatest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able:table table:style-name="Table6">
              <table:table-columns>
                <table:table-column table:style-name="TableColumn7"/>
                <table:table-column table:style-name="TableColumn8"/>
                <table:table-column table:style-name="TableColumn9"/>
                <table:table-column table:style-name="TableColumn10"/>
                <table:table-column table:style-name="TableColumn11"/>
                <table:table-column table:style-name="TableColumn12"/>
                <table:table-column table:style-name="TableColumn13"/>
              </table:table-columns>
              <table:table-row table:style-name="TableRow14">
                <table:table-cell table:style-name="TableCell15">
                  <text:p text:style-name="P16">Kandidatnr</text:p>
                </table:table-cell>
                <table:table-cell table:style-name="TableCell17">
                  <text:p text:style-name="P18"/>
                </table:table-cell>
                <table:table-cell table:style-name="TableCell19">
                  <text:p text:style-name="P20"/>
                </table:table-cell>
                <table:table-cell table:style-name="TableCell21">
                  <text:p text:style-name="P22"/>
                </table:table-cell>
                <table:table-cell table:style-name="TableCell23">
                  <text:p text:style-name="P24"/>
                </table:table-cell>
                <table:table-cell table:style-name="TableCell25">
                  <text:p text:style-name="P26"/>
                </table:table-cell>
                <table:table-cell table:style-name="TableCell27">
                  <text:p text:style-name="P28"/>
                </table:table-cell>
              </table:table-row>
              <table:table-row table:style-name="TableRow29">
                <table:table-cell table:style-name="TableCell30">
                  <text:p text:style-name="P31">Som planlagt</text:p>
                </table:table-cell>
                <table:table-cell table:style-name="TableCell32">
                  <text:p text:style-name="P33"/>
                </table:table-cell>
                <table:table-cell table:style-name="TableCell34">
                  <text:p text:style-name="P35"/>
                </table:table-cell>
                <table:table-cell table:style-name="TableCell36">
                  <text:p text:style-name="P37"/>
                </table:table-cell>
                <table:table-cell table:style-name="TableCell38">
                  <text:p text:style-name="P39"/>
                </table:table-cell>
                <table:table-cell table:style-name="TableCell40">
                  <text:p text:style-name="P41"/>
                </table:table-cell>
                <table:table-cell table:style-name="TableCell42">
                  <text:p text:style-name="P43"/>
                </table:table-cell>
              </table:table-row>
              <table:table-row table:style-name="TableRow44">
                <table:table-cell table:style-name="TableCell45">
                  <text:p text:style-name="P46">Forståelig</text:p>
                </table:table-cell>
                <table:table-cell table:style-name="TableCell47">
                  <text:p text:style-name="P48"/>
                </table:table-cell>
                <table:table-cell table:style-name="TableCell49">
                  <text:p text:style-name="P50"/>
                </table:table-cell>
                <table:table-cell table:style-name="TableCell51">
                  <text:p text:style-name="P52"/>
                </table:table-cell>
                <table:table-cell table:style-name="TableCell53">
                  <text:p text:style-name="P54"/>
                </table:table-cell>
                <table:table-cell table:style-name="TableCell55">
                  <text:p text:style-name="P56"/>
                </table:table-cell>
                <table:table-cell table:style-name="TableCell57">
                  <text:p text:style-name="P58"/>
                </table:table-cell>
              </table:table-row>
              <table:table-row table:style-name="TableRow59">
                <table:table-cell table:style-name="TableCell60">
                  <text:p text:style-name="P61">Litt forståelig</text:p>
                </table:table-cell>
                <table:table-cell table:style-name="TableCell62">
                  <text:p text:style-name="P63"/>
                </table:table-cell>
                <table:table-cell table:style-name="TableCell64">
                  <text:p text:style-name="P65"/>
                </table:table-cell>
                <table:table-cell table:style-name="TableCell66">
                  <text:p text:style-name="P67"/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  <table:table-cell table:style-name="TableCell72">
                  <text:p text:style-name="P73"/>
                </table:table-cell>
              </table:table-row>
              <table:table-row table:style-name="TableRow74">
                <table:table-cell table:style-name="TableCell75">
                  <text:p text:style-name="P76">Forvirret</text:p>
                </table:table-cell>
                <table:table-cell table:style-name="TableCell77">
                  <text:p text:style-name="P78"/>
                </table:table-cell>
                <table:table-cell table:style-name="TableCell79">
                  <text:p text:style-name="P80"/>
                </table:table-cell>
                <table:table-cell table:style-name="TableCell81">
                  <text:p text:style-name="P82"/>
                </table:table-cell>
                <table:table-cell table:style-name="TableCell83">
                  <text:p text:style-name="P84"/>
                </table:table-cell>
                <table:table-cell table:style-name="TableCell85">
                  <text:p text:style-name="P86"/>
                </table:table-cell>
                <table:table-cell table:style-name="TableCell87">
                  <text:p text:style-name="P88"/>
                </table:table-cell>
              </table:table-row>
              <table:table-row table:style-name="TableRow89">
                <table:table-cell table:style-name="TableCell90">
                  <text:p text:style-name="P91">Klarte ikke oppgaven</text:p>
                </table:table-cell>
                <table:table-cell table:style-name="TableCell92">
                  <text:p text:style-name="P93"/>
                </table:table-cell>
                <table:table-cell table:style-name="TableCell94">
                  <text:p text:style-name="P95"/>
                </table:table-cell>
                <table:table-cell table:style-name="TableCell96">
                  <text:p text:style-name="P97"/>
                </table:table-cell>
                <table:table-cell table:style-name="TableCell98">
                  <text:p text:style-name="P99"/>
                </table:table-cell>
                <table:table-cell table:style-name="TableCell100">
                  <text:p text:style-name="P101"/>
                </table:table-cell>
                <table:table-cell table:style-name="TableCell102">
                  <text:p text:style-name="P103"/>
                </table:table-cell>
              </table:table-row>
            </table:table>
            <text:p text:style-name="P104">Du har en forelesning i et av byggene på campus kvadraturen, hvordan ville du gått frem for å finne veien?</text:p>
            <text:p text:style-name="P105">Ekstra notater</text:p>
          </table:table-cell>
        </table:table-row>
      </table:table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able:table table:style-name="Table111">
              <table:table-columns>
                <table:table-column table:style-name="TableColumn112"/>
                <table:table-column table:style-name="TableColumn113"/>
                <table:table-column table:style-name="TableColumn114"/>
                <table:table-column table:style-name="TableColumn115"/>
                <table:table-column table:style-name="TableColumn116"/>
                <table:table-column table:style-name="TableColumn117"/>
                <table:table-column table:style-name="TableColumn118"/>
              </table:table-columns>
              <table:table-row table:style-name="TableRow119">
                <table:table-cell table:style-name="TableCell120">
                  <text:p text:style-name="P121">Kandidatnr</text:p>
                </table:table-cell>
                <table:table-cell table:style-name="TableCell122">
                  <text:p text:style-name="P123"/>
                </table:table-cell>
                <table:table-cell table:style-name="TableCell124">
                  <text:p text:style-name="P125"/>
                </table:table-cell>
                <table:table-cell table:style-name="TableCell126">
                  <text:p text:style-name="P127"/>
                </table:table-cell>
                <table:table-cell table:style-name="TableCell128">
                  <text:p text:style-name="P129"/>
                </table:table-cell>
                <table:table-cell table:style-name="TableCell130">
                  <text:p text:style-name="P131"/>
                </table:table-cell>
                <table:table-cell table:style-name="TableCell132">
                  <text:p text:style-name="P133"/>
                </table:table-cell>
              </table:table-row>
              <table:table-row table:style-name="TableRow134">
                <table:table-cell table:style-name="TableCell135">
                  <text:p text:style-name="P136">Som planlagt</text:p>
                </table:table-cell>
                <table:table-cell table:style-name="TableCell137">
                  <text:p text:style-name="P138"/>
                </table:table-cell>
                <table:table-cell table:style-name="TableCell139">
                  <text:p text:style-name="P140"/>
                </table:table-cell>
                <table:table-cell table:style-name="TableCell141">
                  <text:p text:style-name="P142"/>
                </table:table-cell>
                <table:table-cell table:style-name="TableCell143">
                  <text:p text:style-name="P144"/>
                </table:table-cell>
                <table:table-cell table:style-name="TableCell145">
                  <text:p text:style-name="P146"/>
                </table:table-cell>
                <table:table-cell table:style-name="TableCell147">
                  <text:p text:style-name="P148"/>
                </table:table-cell>
              </table:table-row>
              <table:table-row table:style-name="TableRow149">
                <table:table-cell table:style-name="TableCell150">
                  <text:p text:style-name="P151">Forståelig</text:p>
                </table:table-cell>
                <table:table-cell table:style-name="TableCell152">
                  <text:p text:style-name="P153"/>
                </table:table-cell>
                <table:table-cell table:style-name="TableCell154">
                  <text:p text:style-name="P155"/>
                </table:table-cell>
                <table:table-cell table:style-name="TableCell156">
                  <text:p text:style-name="P157"/>
                </table:table-cell>
                <table:table-cell table:style-name="TableCell158">
                  <text:p text:style-name="P159"/>
                </table:table-cell>
                <table:table-cell table:style-name="TableCell160">
                  <text:p text:style-name="P161"/>
                </table:table-cell>
                <table:table-cell table:style-name="TableCell162">
                  <text:p text:style-name="P163"/>
                </table:table-cell>
              </table:table-row>
              <table:table-row table:style-name="TableRow164">
                <table:table-cell table:style-name="TableCell165">
                  <text:p text:style-name="P166">Litt forståelig</text:p>
                </table:table-cell>
                <table:table-cell table:style-name="TableCell167">
                  <text:p text:style-name="P168"/>
                </table:table-cell>
                <table:table-cell table:style-name="TableCell169">
                  <text:p text:style-name="P170"/>
                </table:table-cell>
                <table:table-cell table:style-name="TableCell171">
                  <text:p text:style-name="P172"/>
                </table:table-cell>
                <table:table-cell table:style-name="TableCell173">
                  <text:p text:style-name="P174"/>
                </table:table-cell>
                <table:table-cell table:style-name="TableCell175">
                  <text:p text:style-name="P176"/>
                </table:table-cell>
                <table:table-cell table:style-name="TableCell177">
                  <text:p text:style-name="P178"/>
                </table:table-cell>
              </table:table-row>
              <table:table-row table:style-name="TableRow179">
                <table:table-cell table:style-name="TableCell180">
                  <text:p text:style-name="P181">Forvirret</text:p>
                </table:table-cell>
                <table:table-cell table:style-name="TableCell182">
                  <text:p text:style-name="P183"/>
                </table:table-cell>
                <table:table-cell table:style-name="TableCell184">
                  <text:p text:style-name="P185"/>
                </table:table-cell>
                <table:table-cell table:style-name="TableCell186">
                  <text:p text:style-name="P187"/>
                </table:table-cell>
                <table:table-cell table:style-name="TableCell188">
                  <text:p text:style-name="P189"/>
                </table:table-cell>
                <table:table-cell table:style-name="TableCell190">
                  <text:p text:style-name="P191"/>
                </table:table-cell>
                <table:table-cell table:style-name="TableCell192">
                  <text:p text:style-name="P193"/>
                </table:table-cell>
              </table:table-row>
              <table:table-row table:style-name="TableRow194">
                <table:table-cell table:style-name="TableCell195">
                  <text:p text:style-name="P196">Klarte ikke oppgaven</text:p>
                </table:table-cell>
                <table:table-cell table:style-name="TableCell197">
                  <text:p text:style-name="P198"/>
                </table:table-cell>
                <table:table-cell table:style-name="TableCell199">
                  <text:p text:style-name="P200"/>
                </table:table-cell>
                <table:table-cell table:style-name="TableCell201">
                  <text:p text:style-name="P202"/>
                </table:table-cell>
                <table:table-cell table:style-name="TableCell203">
                  <text:p text:style-name="P204"/>
                </table:table-cell>
                <table:table-cell table:style-name="TableCell205">
                  <text:p text:style-name="P206"/>
                </table:table-cell>
                <table:table-cell table:style-name="TableCell207">
                  <text:p text:style-name="P208"/>
                </table:table-cell>
              </table:table-row>
            </table:table>
            <text:p text:style-name="P209">Her har vi laget en webapplikasjon som kan hjelpe deg, bruk denne for å finne veien og åpningstidene til bygget</text:p>
            <text:p text:style-name="P210">Ekstra notater</text:p>
          </table:table-cell>
        </table:table-row>
      </table:table>
      <text:p text:style-name="Normal"/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able:table table:style-name="Table215">
              <table:table-columns>
                <table:table-column table:style-name="TableColumn216"/>
                <table:table-column table:style-name="TableColumn217"/>
                <table:table-column table:style-name="TableColumn218"/>
                <table:table-column table:style-name="TableColumn219"/>
                <table:table-column table:style-name="TableColumn220"/>
                <table:table-column table:style-name="TableColumn221"/>
                <table:table-column table:style-name="TableColumn222"/>
              </table:table-columns>
              <table:table-row table:style-name="TableRow223">
                <table:table-cell table:style-name="TableCell224">
                  <text:p text:style-name="P225">Kandidatnr</text:p>
                </table:table-cell>
                <table:table-cell table:style-name="TableCell226">
                  <text:p text:style-name="P227"/>
                </table:table-cell>
                <table:table-cell table:style-name="TableCell228">
                  <text:p text:style-name="P229"/>
                </table:table-cell>
                <table:table-cell table:style-name="TableCell230">
                  <text:p text:style-name="P231"/>
                </table:table-cell>
                <table:table-cell table:style-name="TableCell232">
                  <text:p text:style-name="P233"/>
                </table:table-cell>
                <table:table-cell table:style-name="TableCell234">
                  <text:p text:style-name="P235"/>
                </table:table-cell>
                <table:table-cell table:style-name="TableCell236">
                  <text:p text:style-name="P237"/>
                </table:table-cell>
              </table:table-row>
              <table:table-row table:style-name="TableRow238">
                <table:table-cell table:style-name="TableCell239">
                  <text:p text:style-name="P240">Som planlagt</text:p>
                </table:table-cell>
                <table:table-cell table:style-name="TableCell241">
                  <text:p text:style-name="P242"/>
                </table:table-cell>
                <table:table-cell table:style-name="TableCell243">
                  <text:p text:style-name="P244"/>
                </table:table-cell>
                <table:table-cell table:style-name="TableCell245">
                  <text:p text:style-name="P246"/>
                </table:table-cell>
                <table:table-cell table:style-name="TableCell247">
                  <text:p text:style-name="P248"/>
                </table:table-cell>
                <table:table-cell table:style-name="TableCell249">
                  <text:p text:style-name="P250"/>
                </table:table-cell>
                <table:table-cell table:style-name="TableCell251">
                  <text:p text:style-name="P252"/>
                </table:table-cell>
              </table:table-row>
              <table:table-row table:style-name="TableRow253">
                <table:table-cell table:style-name="TableCell254">
                  <text:p text:style-name="P255">Forståelig</text:p>
                </table:table-cell>
                <table:table-cell table:style-name="TableCell256">
                  <text:p text:style-name="P257"/>
                </table:table-cell>
                <table:table-cell table:style-name="TableCell258">
                  <text:p text:style-name="P259"/>
                </table:table-cell>
                <table:table-cell table:style-name="TableCell260">
                  <text:p text:style-name="P261"/>
                </table:table-cell>
                <table:table-cell table:style-name="TableCell262">
                  <text:p text:style-name="P263"/>
                </table:table-cell>
                <table:table-cell table:style-name="TableCell264">
                  <text:p text:style-name="P265"/>
                </table:table-cell>
                <table:table-cell table:style-name="TableCell266">
                  <text:p text:style-name="P267"/>
                </table:table-cell>
              </table:table-row>
              <table:table-row table:style-name="TableRow268">
                <table:table-cell table:style-name="TableCell269">
                  <text:p text:style-name="P270">Litt forståelig</text:p>
                </table:table-cell>
                <table:table-cell table:style-name="TableCell271">
                  <text:p text:style-name="P272"/>
                </table:table-cell>
                <table:table-cell table:style-name="TableCell273">
                  <text:p text:style-name="P274"/>
                </table:table-cell>
                <table:table-cell table:style-name="TableCell275">
                  <text:p text:style-name="P276"/>
                </table:table-cell>
                <table:table-cell table:style-name="TableCell277">
                  <text:p text:style-name="P278"/>
                </table:table-cell>
                <table:table-cell table:style-name="TableCell279">
                  <text:p text:style-name="P280"/>
                </table:table-cell>
                <table:table-cell table:style-name="TableCell281">
                  <text:p text:style-name="P282"/>
                </table:table-cell>
              </table:table-row>
              <table:table-row table:style-name="TableRow283">
                <table:table-cell table:style-name="TableCell284">
                  <text:p text:style-name="P285">Forvirret</text:p>
                </table:table-cell>
                <table:table-cell table:style-name="TableCell286">
                  <text:p text:style-name="P287"/>
                </table:table-cell>
                <table:table-cell table:style-name="TableCell288">
                  <text:p text:style-name="P289"/>
                </table:table-cell>
                <table:table-cell table:style-name="TableCell290">
                  <text:p text:style-name="P291"/>
                </table:table-cell>
                <table:table-cell table:style-name="TableCell292">
                  <text:p text:style-name="P293"/>
                </table:table-cell>
                <table:table-cell table:style-name="TableCell294">
                  <text:p text:style-name="P295"/>
                </table:table-cell>
                <table:table-cell table:style-name="TableCell296">
                  <text:p text:style-name="P297"/>
                </table:table-cell>
              </table:table-row>
              <table:table-row table:style-name="TableRow298">
                <table:table-cell table:style-name="TableCell299">
                  <text:p text:style-name="P300">Klarte ikke oppgaven</text:p>
                </table:table-cell>
                <table:table-cell table:style-name="TableCell301">
                  <text:p text:style-name="P302"/>
                </table:table-cell>
                <table:table-cell table:style-name="TableCell303">
                  <text:p text:style-name="P304"/>
                </table:table-cell>
                <table:table-cell table:style-name="TableCell305">
                  <text:p text:style-name="P306"/>
                </table:table-cell>
                <table:table-cell table:style-name="TableCell307">
                  <text:p text:style-name="P308"/>
                </table:table-cell>
                <table:table-cell table:style-name="TableCell309">
                  <text:p text:style-name="P310"/>
                </table:table-cell>
                <table:table-cell table:style-name="TableCell311">
                  <text:p text:style-name="P312"/>
                </table:table-cell>
              </table:table-row>
            </table:table>
            <text:p text:style-name="P313">Hvor lang tid vil det ta å gå fra Fjerdingen til Vulkan?</text:p>
            <text:p text:style-name="P314"><text:s text:c="18"/>Ekstra notater</text:p>
          </table:table-cell>
        </table:table-row>
      </table:table>
      <text:p text:style-name="Normal"/>
      <table:table table:style-name="Table315">
        <table:table-columns>
          <table:table-column table:style-name="TableColumn316"/>
        </table:table-columns>
        <table:table-row table:style-name="TableRow317">
          <table:table-cell table:style-name="TableCell318">
            <table:table table:style-name="Table319">
              <table:table-columns>
                <table:table-column table:style-name="TableColumn320"/>
                <table:table-column table:style-name="TableColumn321"/>
                <table:table-column table:style-name="TableColumn322"/>
                <table:table-column table:style-name="TableColumn323"/>
                <table:table-column table:style-name="TableColumn324"/>
                <table:table-column table:style-name="TableColumn325"/>
                <table:table-column table:style-name="TableColumn326"/>
              </table:table-columns>
              <table:table-row table:style-name="TableRow327">
                <table:table-cell table:style-name="TableCell328">
                  <text:soft-page-break/>
                  <text:p text:style-name="P329">Kandidatnr</text:p>
                </table:table-cell>
                <table:table-cell table:style-name="TableCell330">
                  <text:p text:style-name="P331"/>
                </table:table-cell>
                <table:table-cell table:style-name="TableCell332">
                  <text:p text:style-name="P333"/>
                </table:table-cell>
                <table:table-cell table:style-name="TableCell334">
                  <text:p text:style-name="P335"/>
                </table:table-cell>
                <table:table-cell table:style-name="TableCell336">
                  <text:p text:style-name="P337"/>
                </table:table-cell>
                <table:table-cell table:style-name="TableCell338">
                  <text:p text:style-name="P339"/>
                </table:table-cell>
                <table:table-cell table:style-name="TableCell340">
                  <text:p text:style-name="P341"/>
                </table:table-cell>
              </table:table-row>
              <table:table-row table:style-name="TableRow342">
                <table:table-cell table:style-name="TableCell343">
                  <text:p text:style-name="P344">Som planlagt</text:p>
                </table:table-cell>
                <table:table-cell table:style-name="TableCell345">
                  <text:p text:style-name="P346"/>
                </table:table-cell>
                <table:table-cell table:style-name="TableCell347">
                  <text:p text:style-name="P348"/>
                </table:table-cell>
                <table:table-cell table:style-name="TableCell349">
                  <text:p text:style-name="P350"/>
                </table:table-cell>
                <table:table-cell table:style-name="TableCell351">
                  <text:p text:style-name="P352"/>
                </table:table-cell>
                <table:table-cell table:style-name="TableCell353">
                  <text:p text:style-name="P354"/>
                </table:table-cell>
                <table:table-cell table:style-name="TableCell355">
                  <text:p text:style-name="P356"/>
                </table:table-cell>
              </table:table-row>
              <table:table-row table:style-name="TableRow357">
                <table:table-cell table:style-name="TableCell358">
                  <text:p text:style-name="P359">Forståelig</text:p>
                </table:table-cell>
                <table:table-cell table:style-name="TableCell360">
                  <text:p text:style-name="P361"/>
                </table:table-cell>
                <table:table-cell table:style-name="TableCell362">
                  <text:p text:style-name="P363"/>
                </table:table-cell>
                <table:table-cell table:style-name="TableCell364">
                  <text:p text:style-name="P365"/>
                </table:table-cell>
                <table:table-cell table:style-name="TableCell366">
                  <text:p text:style-name="P367"/>
                </table:table-cell>
                <table:table-cell table:style-name="TableCell368">
                  <text:p text:style-name="P369"/>
                </table:table-cell>
                <table:table-cell table:style-name="TableCell370">
                  <text:p text:style-name="P371"/>
                </table:table-cell>
              </table:table-row>
              <table:table-row table:style-name="TableRow372">
                <table:table-cell table:style-name="TableCell373">
                  <text:p text:style-name="P374">Litt forståelig</text:p>
                </table:table-cell>
                <table:table-cell table:style-name="TableCell375">
                  <text:p text:style-name="P376"/>
                </table:table-cell>
                <table:table-cell table:style-name="TableCell377">
                  <text:p text:style-name="P378"/>
                </table:table-cell>
                <table:table-cell table:style-name="TableCell379">
                  <text:p text:style-name="P380"/>
                </table:table-cell>
                <table:table-cell table:style-name="TableCell381">
                  <text:p text:style-name="P382"/>
                </table:table-cell>
                <table:table-cell table:style-name="TableCell383">
                  <text:p text:style-name="P384"/>
                </table:table-cell>
                <table:table-cell table:style-name="TableCell385">
                  <text:p text:style-name="P386"/>
                </table:table-cell>
              </table:table-row>
              <table:table-row table:style-name="TableRow387">
                <table:table-cell table:style-name="TableCell388">
                  <text:p text:style-name="P389">Forvirret</text:p>
                </table:table-cell>
                <table:table-cell table:style-name="TableCell390">
                  <text:p text:style-name="P391"/>
                </table:table-cell>
                <table:table-cell table:style-name="TableCell392">
                  <text:p text:style-name="P393"/>
                </table:table-cell>
                <table:table-cell table:style-name="TableCell394">
                  <text:p text:style-name="P395"/>
                </table:table-cell>
                <table:table-cell table:style-name="TableCell396">
                  <text:p text:style-name="P397"/>
                </table:table-cell>
                <table:table-cell table:style-name="TableCell398">
                  <text:p text:style-name="P399"/>
                </table:table-cell>
                <table:table-cell table:style-name="TableCell400">
                  <text:p text:style-name="P401"/>
                </table:table-cell>
              </table:table-row>
              <table:table-row table:style-name="TableRow402">
                <table:table-cell table:style-name="TableCell403">
                  <text:p text:style-name="P404">Klarte ikke oppgaven</text:p>
                </table:table-cell>
                <table:table-cell table:style-name="TableCell405">
                  <text:p text:style-name="P406"/>
                </table:table-cell>
                <table:table-cell table:style-name="TableCell407">
                  <text:p text:style-name="P408"/>
                </table:table-cell>
                <table:table-cell table:style-name="TableCell409">
                  <text:p text:style-name="P410"/>
                </table:table-cell>
                <table:table-cell table:style-name="TableCell411">
                  <text:p text:style-name="P412"/>
                </table:table-cell>
                <table:table-cell table:style-name="TableCell413">
                  <text:p text:style-name="P414"/>
                </table:table-cell>
                <table:table-cell table:style-name="TableCell415">
                  <text:p text:style-name="P416"/>
                </table:table-cell>
              </table:table-row>
            </table:table>
            <text:p text:style-name="P417">Finn ut når bibliotekarene er tilgjengelige i biblioteket på campus Vulkan.</text:p>
            <text:p text:style-name="P418"><text:s text:c="13"/>Ekstra notater</text:p>
          </table:table-cell>
        </table:table-row>
      </table:table>
      <text:p text:style-name="Normal"/>
      <table:table table:style-name="Table419">
        <table:table-columns>
          <table:table-column table:style-name="TableColumn420"/>
        </table:table-columns>
        <table:table-row table:style-name="TableRow421">
          <table:table-cell table:style-name="TableCell422">
            <table:table table:style-name="Table423">
              <table:table-columns>
                <table:table-column table:style-name="TableColumn424"/>
                <table:table-column table:style-name="TableColumn425"/>
                <table:table-column table:style-name="TableColumn426"/>
                <table:table-column table:style-name="TableColumn427"/>
                <table:table-column table:style-name="TableColumn428"/>
                <table:table-column table:style-name="TableColumn429"/>
                <table:table-column table:style-name="TableColumn430"/>
              </table:table-columns>
              <table:table-row table:style-name="TableRow431">
                <table:table-cell table:style-name="TableCell432">
                  <text:p text:style-name="P433">Kandidatnr</text:p>
                </table:table-cell>
                <table:table-cell table:style-name="TableCell434">
                  <text:p text:style-name="P435"/>
                </table:table-cell>
                <table:table-cell table:style-name="TableCell436">
                  <text:p text:style-name="P437"/>
                </table:table-cell>
                <table:table-cell table:style-name="TableCell438">
                  <text:p text:style-name="P439"/>
                </table:table-cell>
                <table:table-cell table:style-name="TableCell440">
                  <text:p text:style-name="P441"/>
                </table:table-cell>
                <table:table-cell table:style-name="TableCell442">
                  <text:p text:style-name="P443"/>
                </table:table-cell>
                <table:table-cell table:style-name="TableCell444">
                  <text:p text:style-name="P445"/>
                </table:table-cell>
              </table:table-row>
              <table:table-row table:style-name="TableRow446">
                <table:table-cell table:style-name="TableCell447">
                  <text:p text:style-name="P448">Som planlagt</text:p>
                </table:table-cell>
                <table:table-cell table:style-name="TableCell449">
                  <text:p text:style-name="P450"/>
                </table:table-cell>
                <table:table-cell table:style-name="TableCell451">
                  <text:p text:style-name="P452"/>
                </table:table-cell>
                <table:table-cell table:style-name="TableCell453">
                  <text:p text:style-name="P454"/>
                </table:table-cell>
                <table:table-cell table:style-name="TableCell455">
                  <text:p text:style-name="P456"/>
                </table:table-cell>
                <table:table-cell table:style-name="TableCell457">
                  <text:p text:style-name="P458"/>
                </table:table-cell>
                <table:table-cell table:style-name="TableCell459">
                  <text:p text:style-name="P460"/>
                </table:table-cell>
              </table:table-row>
              <table:table-row table:style-name="TableRow461">
                <table:table-cell table:style-name="TableCell462">
                  <text:p text:style-name="P463">Forståelig</text:p>
                </table:table-cell>
                <table:table-cell table:style-name="TableCell464">
                  <text:p text:style-name="P465"/>
                </table:table-cell>
                <table:table-cell table:style-name="TableCell466">
                  <text:p text:style-name="P467"/>
                </table:table-cell>
                <table:table-cell table:style-name="TableCell468">
                  <text:p text:style-name="P469"/>
                </table:table-cell>
                <table:table-cell table:style-name="TableCell470">
                  <text:p text:style-name="P471"/>
                </table:table-cell>
                <table:table-cell table:style-name="TableCell472">
                  <text:p text:style-name="P473"/>
                </table:table-cell>
                <table:table-cell table:style-name="TableCell474">
                  <text:p text:style-name="P475"/>
                </table:table-cell>
              </table:table-row>
              <table:table-row table:style-name="TableRow476">
                <table:table-cell table:style-name="TableCell477">
                  <text:p text:style-name="P478">Litt forståelig</text:p>
                </table:table-cell>
                <table:table-cell table:style-name="TableCell479">
                  <text:p text:style-name="P480"/>
                </table:table-cell>
                <table:table-cell table:style-name="TableCell481">
                  <text:p text:style-name="P482"/>
                </table:table-cell>
                <table:table-cell table:style-name="TableCell483">
                  <text:p text:style-name="P484"/>
                </table:table-cell>
                <table:table-cell table:style-name="TableCell485">
                  <text:p text:style-name="P486"/>
                </table:table-cell>
                <table:table-cell table:style-name="TableCell487">
                  <text:p text:style-name="P488"/>
                </table:table-cell>
                <table:table-cell table:style-name="TableCell489">
                  <text:p text:style-name="P490"/>
                </table:table-cell>
              </table:table-row>
              <table:table-row table:style-name="TableRow491">
                <table:table-cell table:style-name="TableCell492">
                  <text:p text:style-name="P493">Forvirret</text:p>
                </table:table-cell>
                <table:table-cell table:style-name="TableCell494">
                  <text:p text:style-name="P495"/>
                </table:table-cell>
                <table:table-cell table:style-name="TableCell496">
                  <text:p text:style-name="P497"/>
                </table:table-cell>
                <table:table-cell table:style-name="TableCell498">
                  <text:p text:style-name="P499"/>
                </table:table-cell>
                <table:table-cell table:style-name="TableCell500">
                  <text:p text:style-name="P501"/>
                </table:table-cell>
                <table:table-cell table:style-name="TableCell502">
                  <text:p text:style-name="P503"/>
                </table:table-cell>
                <table:table-cell table:style-name="TableCell504">
                  <text:p text:style-name="P505"/>
                </table:table-cell>
              </table:table-row>
              <table:table-row table:style-name="TableRow506">
                <table:table-cell table:style-name="TableCell507">
                  <text:p text:style-name="P508">Klarte ikke oppgaven</text:p>
                </table:table-cell>
                <table:table-cell table:style-name="TableCell509">
                  <text:p text:style-name="P510"/>
                </table:table-cell>
                <table:table-cell table:style-name="TableCell511">
                  <text:p text:style-name="P512"/>
                </table:table-cell>
                <table:table-cell table:style-name="TableCell513">
                  <text:p text:style-name="P514"/>
                </table:table-cell>
                <table:table-cell table:style-name="TableCell515">
                  <text:p text:style-name="P516"/>
                </table:table-cell>
                <table:table-cell table:style-name="TableCell517">
                  <text:p text:style-name="P518"/>
                </table:table-cell>
                <table:table-cell table:style-name="TableCell519">
                  <text:p text:style-name="P520"/>
                </table:table-cell>
              </table:table-row>
            </table:table>
            <text:p text:style-name="P521">Hva er nærmeste stasjon for Bysykkel ved Fjerdingen</text:p>
            <text:p text:style-name="P522"><text:s text:c="16"/>Ekstra notater</text:p>
          </table:table-cell>
        </table:table-row>
      </table:table>
      <text:p text:style-name="Normal"/>
      <table:table table:style-name="Table523">
        <table:table-columns>
          <table:table-column table:style-name="TableColumn524"/>
        </table:table-columns>
        <table:table-row table:style-name="TableRow525">
          <table:table-cell table:style-name="TableCell526">
            <table:table table:style-name="Table527">
              <table:table-columns>
                <table:table-column table:style-name="TableColumn528"/>
                <table:table-column table:style-name="TableColumn529"/>
                <table:table-column table:style-name="TableColumn530"/>
                <table:table-column table:style-name="TableColumn531"/>
                <table:table-column table:style-name="TableColumn532"/>
                <table:table-column table:style-name="TableColumn533"/>
                <table:table-column table:style-name="TableColumn534"/>
              </table:table-columns>
              <table:table-row table:style-name="TableRow535">
                <table:table-cell table:style-name="TableCell536">
                  <text:p text:style-name="P537">Kandidatnr</text:p>
                </table:table-cell>
                <table:table-cell table:style-name="TableCell538">
                  <text:p text:style-name="P539"/>
                </table:table-cell>
                <table:table-cell table:style-name="TableCell540">
                  <text:p text:style-name="P541"/>
                </table:table-cell>
                <table:table-cell table:style-name="TableCell542">
                  <text:p text:style-name="P543"/>
                </table:table-cell>
                <table:table-cell table:style-name="TableCell544">
                  <text:p text:style-name="P545"/>
                </table:table-cell>
                <table:table-cell table:style-name="TableCell546">
                  <text:p text:style-name="P547"/>
                </table:table-cell>
                <table:table-cell table:style-name="TableCell548">
                  <text:p text:style-name="P549"/>
                </table:table-cell>
              </table:table-row>
              <table:table-row table:style-name="TableRow550">
                <table:table-cell table:style-name="TableCell551">
                  <text:p text:style-name="P552">Som planlagt</text:p>
                </table:table-cell>
                <table:table-cell table:style-name="TableCell553">
                  <text:p text:style-name="P554"/>
                </table:table-cell>
                <table:table-cell table:style-name="TableCell555">
                  <text:p text:style-name="P556"/>
                </table:table-cell>
                <table:table-cell table:style-name="TableCell557">
                  <text:p text:style-name="P558"/>
                </table:table-cell>
                <table:table-cell table:style-name="TableCell559">
                  <text:p text:style-name="P560"/>
                </table:table-cell>
                <table:table-cell table:style-name="TableCell561">
                  <text:p text:style-name="P562"/>
                </table:table-cell>
                <table:table-cell table:style-name="TableCell563">
                  <text:p text:style-name="P564"/>
                </table:table-cell>
              </table:table-row>
              <table:table-row table:style-name="TableRow565">
                <table:table-cell table:style-name="TableCell566">
                  <text:p text:style-name="P567">Forståelig</text:p>
                </table:table-cell>
                <table:table-cell table:style-name="TableCell568">
                  <text:p text:style-name="P569"/>
                </table:table-cell>
                <table:table-cell table:style-name="TableCell570">
                  <text:p text:style-name="P571"/>
                </table:table-cell>
                <table:table-cell table:style-name="TableCell572">
                  <text:p text:style-name="P573"/>
                </table:table-cell>
                <table:table-cell table:style-name="TableCell574">
                  <text:p text:style-name="P575"/>
                </table:table-cell>
                <table:table-cell table:style-name="TableCell576">
                  <text:p text:style-name="P577"/>
                </table:table-cell>
                <table:table-cell table:style-name="TableCell578">
                  <text:p text:style-name="P579"/>
                </table:table-cell>
              </table:table-row>
              <table:table-row table:style-name="TableRow580">
                <table:table-cell table:style-name="TableCell581">
                  <text:p text:style-name="P582">Litt forståelig</text:p>
                </table:table-cell>
                <table:table-cell table:style-name="TableCell583">
                  <text:p text:style-name="P584"/>
                </table:table-cell>
                <table:table-cell table:style-name="TableCell585">
                  <text:p text:style-name="P586"/>
                </table:table-cell>
                <table:table-cell table:style-name="TableCell587">
                  <text:p text:style-name="P588"/>
                </table:table-cell>
                <table:table-cell table:style-name="TableCell589">
                  <text:p text:style-name="P590"/>
                </table:table-cell>
                <table:table-cell table:style-name="TableCell591">
                  <text:p text:style-name="P592"/>
                </table:table-cell>
                <table:table-cell table:style-name="TableCell593">
                  <text:p text:style-name="P594"/>
                </table:table-cell>
              </table:table-row>
              <table:table-row table:style-name="TableRow595">
                <table:table-cell table:style-name="TableCell596">
                  <text:p text:style-name="P597">Forvirret</text:p>
                </table:table-cell>
                <table:table-cell table:style-name="TableCell598">
                  <text:p text:style-name="P599"/>
                </table:table-cell>
                <table:table-cell table:style-name="TableCell600">
                  <text:p text:style-name="P601"/>
                </table:table-cell>
                <table:table-cell table:style-name="TableCell602">
                  <text:p text:style-name="P603"/>
                </table:table-cell>
                <table:table-cell table:style-name="TableCell604">
                  <text:p text:style-name="P605"/>
                </table:table-cell>
                <table:table-cell table:style-name="TableCell606">
                  <text:p text:style-name="P607"/>
                </table:table-cell>
                <table:table-cell table:style-name="TableCell608">
                  <text:p text:style-name="P609"/>
                </table:table-cell>
              </table:table-row>
              <table:table-row table:style-name="TableRow610">
                <table:table-cell table:style-name="TableCell611">
                  <text:p text:style-name="P612">Klarte ikke oppgaven</text:p>
                </table:table-cell>
                <table:table-cell table:style-name="TableCell613">
                  <text:p text:style-name="P614"/>
                </table:table-cell>
                <table:table-cell table:style-name="TableCell615">
                  <text:p text:style-name="P616"/>
                </table:table-cell>
                <table:table-cell table:style-name="TableCell617">
                  <text:p text:style-name="P618"/>
                </table:table-cell>
                <table:table-cell table:style-name="TableCell619">
                  <text:p text:style-name="P620"/>
                </table:table-cell>
                <table:table-cell table:style-name="TableCell621">
                  <text:p text:style-name="P622"/>
                </table:table-cell>
                <table:table-cell table:style-name="TableCell623">
                  <text:p text:style-name="P624"/>
                </table:table-cell>
              </table:table-row>
            </table:table>
            <text:p text:style-name="P625">Er kantina på Vulkan åpen nå? Hvor kan du evt gå i nærområdet om du vil ha en kaffe?</text:p>
            <text:p text:style-name="P626"><text:s text:c="16"/>Ekstra notater</text:p>
          </table:table-cell>
        </table:table-row>
      </table:table>
      <text:p text:style-name="Normal"/>
      <table:table table:style-name="Table627">
        <table:table-columns>
          <table:table-column table:style-name="TableColumn628"/>
        </table:table-columns>
        <table:table-row table:style-name="TableRow629">
          <table:table-cell table:style-name="TableCell630">
            <table:table table:style-name="Table631">
              <table:table-columns>
                <table:table-column table:style-name="TableColumn632"/>
                <table:table-column table:style-name="TableColumn633"/>
                <table:table-column table:style-name="TableColumn634"/>
                <table:table-column table:style-name="TableColumn635"/>
                <table:table-column table:style-name="TableColumn636"/>
                <table:table-column table:style-name="TableColumn637"/>
                <table:table-column table:style-name="TableColumn638"/>
              </table:table-columns>
              <table:table-row table:style-name="TableRow639">
                <table:table-cell table:style-name="TableCell640">
                  <text:soft-page-break/>
                  <text:p text:style-name="P641">Kandidatnr</text:p>
                </table:table-cell>
                <table:table-cell table:style-name="TableCell642">
                  <text:p text:style-name="P643"/>
                </table:table-cell>
                <table:table-cell table:style-name="TableCell644">
                  <text:p text:style-name="P645"/>
                </table:table-cell>
                <table:table-cell table:style-name="TableCell646">
                  <text:p text:style-name="P647"/>
                </table:table-cell>
                <table:table-cell table:style-name="TableCell648">
                  <text:p text:style-name="P649"/>
                </table:table-cell>
                <table:table-cell table:style-name="TableCell650">
                  <text:p text:style-name="P651"/>
                </table:table-cell>
                <table:table-cell table:style-name="TableCell652">
                  <text:p text:style-name="P653"/>
                </table:table-cell>
              </table:table-row>
              <table:table-row table:style-name="TableRow654">
                <table:table-cell table:style-name="TableCell655">
                  <text:p text:style-name="P656">Som planlagt</text:p>
                </table:table-cell>
                <table:table-cell table:style-name="TableCell657">
                  <text:p text:style-name="P658"/>
                </table:table-cell>
                <table:table-cell table:style-name="TableCell659">
                  <text:p text:style-name="P660"/>
                </table:table-cell>
                <table:table-cell table:style-name="TableCell661">
                  <text:p text:style-name="P662"/>
                </table:table-cell>
                <table:table-cell table:style-name="TableCell663">
                  <text:p text:style-name="P664"/>
                </table:table-cell>
                <table:table-cell table:style-name="TableCell665">
                  <text:p text:style-name="P666"/>
                </table:table-cell>
                <table:table-cell table:style-name="TableCell667">
                  <text:p text:style-name="P668"/>
                </table:table-cell>
              </table:table-row>
              <table:table-row table:style-name="TableRow669">
                <table:table-cell table:style-name="TableCell670">
                  <text:p text:style-name="P671">Forståelig</text:p>
                </table:table-cell>
                <table:table-cell table:style-name="TableCell672">
                  <text:p text:style-name="P673"/>
                </table:table-cell>
                <table:table-cell table:style-name="TableCell674">
                  <text:p text:style-name="P675"/>
                </table:table-cell>
                <table:table-cell table:style-name="TableCell676">
                  <text:p text:style-name="P677"/>
                </table:table-cell>
                <table:table-cell table:style-name="TableCell678">
                  <text:p text:style-name="P679"/>
                </table:table-cell>
                <table:table-cell table:style-name="TableCell680">
                  <text:p text:style-name="P681"/>
                </table:table-cell>
                <table:table-cell table:style-name="TableCell682">
                  <text:p text:style-name="P683"/>
                </table:table-cell>
              </table:table-row>
              <table:table-row table:style-name="TableRow684">
                <table:table-cell table:style-name="TableCell685">
                  <text:p text:style-name="P686">Litt forståelig</text:p>
                </table:table-cell>
                <table:table-cell table:style-name="TableCell687">
                  <text:p text:style-name="P688"/>
                </table:table-cell>
                <table:table-cell table:style-name="TableCell689">
                  <text:p text:style-name="P690"/>
                </table:table-cell>
                <table:table-cell table:style-name="TableCell691">
                  <text:p text:style-name="P692"/>
                </table:table-cell>
                <table:table-cell table:style-name="TableCell693">
                  <text:p text:style-name="P694"/>
                </table:table-cell>
                <table:table-cell table:style-name="TableCell695">
                  <text:p text:style-name="P696"/>
                </table:table-cell>
                <table:table-cell table:style-name="TableCell697">
                  <text:p text:style-name="P698"/>
                </table:table-cell>
              </table:table-row>
              <table:table-row table:style-name="TableRow699">
                <table:table-cell table:style-name="TableCell700">
                  <text:p text:style-name="P701">Forvirret</text:p>
                </table:table-cell>
                <table:table-cell table:style-name="TableCell702">
                  <text:p text:style-name="P703"/>
                </table:table-cell>
                <table:table-cell table:style-name="TableCell704">
                  <text:p text:style-name="P705"/>
                </table:table-cell>
                <table:table-cell table:style-name="TableCell706">
                  <text:p text:style-name="P707"/>
                </table:table-cell>
                <table:table-cell table:style-name="TableCell708">
                  <text:p text:style-name="P709"/>
                </table:table-cell>
                <table:table-cell table:style-name="TableCell710">
                  <text:p text:style-name="P711"/>
                </table:table-cell>
                <table:table-cell table:style-name="TableCell712">
                  <text:p text:style-name="P713"/>
                </table:table-cell>
              </table:table-row>
              <table:table-row table:style-name="TableRow714">
                <table:table-cell table:style-name="TableCell715">
                  <text:p text:style-name="P716">Klarte ikke oppgaven</text:p>
                </table:table-cell>
                <table:table-cell table:style-name="TableCell717">
                  <text:p text:style-name="P718"/>
                </table:table-cell>
                <table:table-cell table:style-name="TableCell719">
                  <text:p text:style-name="P720"/>
                </table:table-cell>
                <table:table-cell table:style-name="TableCell721">
                  <text:p text:style-name="P722"/>
                </table:table-cell>
                <table:table-cell table:style-name="TableCell723">
                  <text:p text:style-name="P724"/>
                </table:table-cell>
                <table:table-cell table:style-name="TableCell725">
                  <text:p text:style-name="P726"/>
                </table:table-cell>
                <table:table-cell table:style-name="TableCell727">
                  <text:p text:style-name="P728"/>
                </table:table-cell>
              </table:table-row>
            </table:table>
            <text:p text:style-name="P729">I hvilket bygg er kantinen på Campus Kvadraturen?</text:p>
            <text:p text:style-name="P730"><text:s text:c="17"/>Ekstra notater</text:p>
          </table:table-cell>
        </table:table-row>
      </table:table>
      <text:p text:style-name="Normal"/>
      <table:table table:style-name="Table731">
        <table:table-columns>
          <table:table-column table:style-name="TableColumn732"/>
        </table:table-columns>
        <table:table-row table:style-name="TableRow733">
          <table:table-cell table:style-name="TableCell734">
            <table:table table:style-name="Table735">
              <table:table-columns>
                <table:table-column table:style-name="TableColumn736"/>
                <table:table-column table:style-name="TableColumn737"/>
                <table:table-column table:style-name="TableColumn738"/>
                <table:table-column table:style-name="TableColumn739"/>
                <table:table-column table:style-name="TableColumn740"/>
                <table:table-column table:style-name="TableColumn741"/>
                <table:table-column table:style-name="TableColumn742"/>
              </table:table-columns>
              <table:table-row table:style-name="TableRow743">
                <table:table-cell table:style-name="TableCell744">
                  <text:p text:style-name="P745">Kandidatnr</text:p>
                </table:table-cell>
                <table:table-cell table:style-name="TableCell746">
                  <text:p text:style-name="P747"/>
                </table:table-cell>
                <table:table-cell table:style-name="TableCell748">
                  <text:p text:style-name="P749"/>
                </table:table-cell>
                <table:table-cell table:style-name="TableCell750">
                  <text:p text:style-name="P751"/>
                </table:table-cell>
                <table:table-cell table:style-name="TableCell752">
                  <text:p text:style-name="P753"/>
                </table:table-cell>
                <table:table-cell table:style-name="TableCell754">
                  <text:p text:style-name="P755"/>
                </table:table-cell>
                <table:table-cell table:style-name="TableCell756">
                  <text:p text:style-name="P757"/>
                </table:table-cell>
              </table:table-row>
              <table:table-row table:style-name="TableRow758">
                <table:table-cell table:style-name="TableCell759">
                  <text:p text:style-name="P760">Som planlagt</text:p>
                </table:table-cell>
                <table:table-cell table:style-name="TableCell761">
                  <text:p text:style-name="P762"/>
                </table:table-cell>
                <table:table-cell table:style-name="TableCell763">
                  <text:p text:style-name="P764"/>
                </table:table-cell>
                <table:table-cell table:style-name="TableCell765">
                  <text:p text:style-name="P766"/>
                </table:table-cell>
                <table:table-cell table:style-name="TableCell767">
                  <text:p text:style-name="P768"/>
                </table:table-cell>
                <table:table-cell table:style-name="TableCell769">
                  <text:p text:style-name="P770"/>
                </table:table-cell>
                <table:table-cell table:style-name="TableCell771">
                  <text:p text:style-name="P772"/>
                </table:table-cell>
              </table:table-row>
              <table:table-row table:style-name="TableRow773">
                <table:table-cell table:style-name="TableCell774">
                  <text:p text:style-name="P775">Forståelig</text:p>
                </table:table-cell>
                <table:table-cell table:style-name="TableCell776">
                  <text:p text:style-name="P777"/>
                </table:table-cell>
                <table:table-cell table:style-name="TableCell778">
                  <text:p text:style-name="P779"/>
                </table:table-cell>
                <table:table-cell table:style-name="TableCell780">
                  <text:p text:style-name="P781"/>
                </table:table-cell>
                <table:table-cell table:style-name="TableCell782">
                  <text:p text:style-name="P783"/>
                </table:table-cell>
                <table:table-cell table:style-name="TableCell784">
                  <text:p text:style-name="P785"/>
                </table:table-cell>
                <table:table-cell table:style-name="TableCell786">
                  <text:p text:style-name="P787"/>
                </table:table-cell>
              </table:table-row>
              <table:table-row table:style-name="TableRow788">
                <table:table-cell table:style-name="TableCell789">
                  <text:p text:style-name="P790">Litt forståelig</text:p>
                </table:table-cell>
                <table:table-cell table:style-name="TableCell791">
                  <text:p text:style-name="P792"/>
                </table:table-cell>
                <table:table-cell table:style-name="TableCell793">
                  <text:p text:style-name="P794"/>
                </table:table-cell>
                <table:table-cell table:style-name="TableCell795">
                  <text:p text:style-name="P796"/>
                </table:table-cell>
                <table:table-cell table:style-name="TableCell797">
                  <text:p text:style-name="P798"/>
                </table:table-cell>
                <table:table-cell table:style-name="TableCell799">
                  <text:p text:style-name="P800"/>
                </table:table-cell>
                <table:table-cell table:style-name="TableCell801">
                  <text:p text:style-name="P802"/>
                </table:table-cell>
              </table:table-row>
              <table:table-row table:style-name="TableRow803">
                <table:table-cell table:style-name="TableCell804">
                  <text:p text:style-name="P805">Forvirret</text:p>
                </table:table-cell>
                <table:table-cell table:style-name="TableCell806">
                  <text:p text:style-name="P807"/>
                </table:table-cell>
                <table:table-cell table:style-name="TableCell808">
                  <text:p text:style-name="P809"/>
                </table:table-cell>
                <table:table-cell table:style-name="TableCell810">
                  <text:p text:style-name="P811"/>
                </table:table-cell>
                <table:table-cell table:style-name="TableCell812">
                  <text:p text:style-name="P813"/>
                </table:table-cell>
                <table:table-cell table:style-name="TableCell814">
                  <text:p text:style-name="P815"/>
                </table:table-cell>
                <table:table-cell table:style-name="TableCell816">
                  <text:p text:style-name="P817"/>
                </table:table-cell>
              </table:table-row>
              <table:table-row table:style-name="TableRow818">
                <table:table-cell table:style-name="TableCell819">
                  <text:p text:style-name="P820">Klarte ikke oppgaven</text:p>
                </table:table-cell>
                <table:table-cell table:style-name="TableCell821">
                  <text:p text:style-name="P822"/>
                </table:table-cell>
                <table:table-cell table:style-name="TableCell823">
                  <text:p text:style-name="P824"/>
                </table:table-cell>
                <table:table-cell table:style-name="TableCell825">
                  <text:p text:style-name="P826"/>
                </table:table-cell>
                <table:table-cell table:style-name="TableCell827">
                  <text:p text:style-name="P828"/>
                </table:table-cell>
                <table:table-cell table:style-name="TableCell829">
                  <text:p text:style-name="P830"/>
                </table:table-cell>
                <table:table-cell table:style-name="TableCell831">
                  <text:p text:style-name="P832"/>
                </table:table-cell>
              </table:table-row>
            </table:table>
            <text:p text:style-name="P833">Hva slags spesialrom finnes i Brenneriveien?</text:p>
            <text:p text:style-name="P834"><text:s text:c="20"/>Ekstra notater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b" style:country-asian="NO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Stureson</meta:initial-creator>
    <dc:creator>Thomas Stureson</dc:creator>
    <meta:creation-date>2018-05-23T11:17:00Z</meta:creation-date>
    <dc:date>2018-05-23T11:55:00Z</dc:date>
    <meta:template xlink:href="Normal" xlink:type="simple"/>
    <meta:editing-cycles>1</meta:editing-cycles>
    <meta:editing-duration>PT2280S</meta:editing-duration>
    <meta:document-statistic meta:page-count="3" meta:paragraph-count="3" meta:word-count="293" meta:character-count="1843" meta:row-count="12" meta:non-whitespace-character-count="1553"/>
  </office:meta>
</office:document-meta>
</file>